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440000220B0000108B4758DD4781B215D4.svm" manifest:media-type=""/>
  <manifest:file-entry manifest:full-path="Pictures/200000FC0000231A000014ADEE329E8D9CBA33A1.svm" manifest:media-type=""/>
  <manifest:file-entry manifest:full-path="Pictures/200000A200002AF80000145F0C64C3D27520267C.svm" manifest:media-type=""/>
  <manifest:file-entry manifest:full-path="Pictures/2000012000002681000016BE3B21ED8C0BCD217E.svm" manifest:media-type=""/>
  <manifest:file-entry manifest:full-path="Pictures/200000A400003B8C0000108B1AEED7D34859A12C.svm" manifest:media-type=""/>
  <manifest:file-entry manifest:full-path="Pictures/100000000000002000000020B2FF2A327EABC87D.png" manifest:media-type="image/png"/>
  <manifest:file-entry manifest:full-path="Pictures/2000013C00002A3400001F02DD6FCAAD0BA22C89.svm" manifest:media-type=""/>
  <manifest:file-entry manifest:full-path="Pictures/2000016800002AF8000014AD18246449304C717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0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54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163cm" fo:min-width="3.81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style:font-name="Courier2"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style:font-name="Courier2" fo:font-size="13pt" style:font-size-asian="18pt" style:font-size-complex="18pt"/>
    </style:style>
    <style:style style:name="T1" style:family="text">
      <style:text-properties style:font-name="Courier2" fo:font-size="12pt" style:font-size-asian="18pt" style:font-size-complex="18pt"/>
    </style:style>
    <style:style style:name="T2" style:family="text">
      <style:text-properties fo:color="#ffffff" style:font-name="Courier2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34cm" svg:height="0.734cm" svg:x="5.931cm" svg:y="6.647cm">
          <draw:text-box>
            <text:p><text:span text:style-name="T1">gather()</text:span></text:p>
          </draw:text-box>
        </draw:frame>
        <draw:frame draw:style-name="gr1" draw:text-style-name="P1" draw:layer="layout" svg:width="2.534cm" svg:height="0.734cm" svg:x="6.037cm" svg:y="7.514cm">
          <draw:text-box>
            <text:p><text:span text:style-name="T1">spread()</text:span></text:p>
          </draw:text-box>
        </draw:frame>
        <draw:line draw:style-name="gr2" draw:text-style-name="P2" draw:layer="layout" svg:x1="8.416cm" svg:y1="6.964cm" svg:x2="9.813cm" svg:y2="6.964cm">
          <text:p/>
        </draw:line>
        <draw:line draw:style-name="gr2" draw:text-style-name="P2" draw:layer="layout" svg:x1="10.014cm" svg:y1="7.915cm" svg:x2="8.617cm" svg:y2="7.915cm">
          <text:p/>
        </draw:line>
        <draw:frame draw:style-name="gr3" draw:text-style-name="P2" draw:layer="layout" svg:width="10.803cm" svg:height="7.937cm" svg:x="5.064cm" svg:y="2.588cm">
          <draw:image xlink:href="Pictures/2000013C00002A3400001F02DD6FCAAD0BA22C89.svm" xlink:type="simple" xlink:show="embed" xlink:actuate="onLoad">
            <text:p/>
          </draw:image>
        </draw:frame>
        <draw:g>
          <draw:frame draw:style-name="gr3" draw:text-style-name="P2" draw:layer="layout" svg:width="15.243cm" svg:height="4.234cm" svg:x="2.867cm" svg:y="12.718cm">
            <draw:image xlink:href="Pictures/200000A400003B8C0000108B1AEED7D34859A12C.svm" xlink:type="simple" xlink:show="embed" xlink:actuate="onLoad">
              <text:p/>
            </draw:image>
          </draw:frame>
          <draw:frame draw:style-name="gr4" draw:text-style-name="P1" draw:layer="layout" svg:width="3.042cm" svg:height="0.734cm" svg:x="7.35cm" svg:y="16.395cm">
            <draw:text-box>
              <text:p><text:span text:style-name="T1">separate()</text:span></text:p>
            </draw:text-box>
          </draw:frame>
          <draw:frame draw:style-name="gr1" draw:text-style-name="P1" draw:layer="layout" svg:width="2.534cm" svg:height="0.734cm" svg:x="8.58cm" svg:y="12.684cm">
            <draw:text-box>
              <text:p><text:span text:style-name="T1">unite()</text:span></text:p>
            </draw:text-box>
          </draw:frame>
          <draw:line draw:style-name="gr2" draw:text-style-name="P2" draw:layer="layout" svg:x1="10.906cm" svg:y1="16.748cm" svg:x2="12.303cm" svg:y2="16.748cm">
            <text:p/>
          </draw:line>
          <draw:line draw:style-name="gr2" draw:text-style-name="P2" draw:layer="layout" svg:x1="12.557cm" svg:y1="13.085cm" svg:x2="11.16cm" svg:y2="13.085cm">
            <text:p/>
          </draw:line>
        </draw:g>
        <draw:g>
          <draw:frame draw:style-name="gr3" draw:text-style-name="P2" draw:layer="layout" svg:width="10.999cm" svg:height="5.292cm" svg:x="4.683cm" svg:y="21.066cm">
            <draw:image xlink:href="Pictures/2000016800002AF8000014AD18246449304C7170.svm" xlink:type="simple" xlink:show="embed" xlink:actuate="onLoad">
              <text:p/>
            </draw:image>
          </draw:frame>
          <draw:line draw:style-name="gr5" draw:text-style-name="P2" draw:layer="layout" svg:x1="9.255cm" svg:y1="23.479cm" svg:x2="11.033cm" svg:y2="22.336cm">
            <text:p/>
          </draw:line>
          <draw:line draw:style-name="gr5" draw:text-style-name="P2" draw:layer="layout" svg:x1="9.255cm" svg:y1="23.987cm" svg:x2="11.033cm" svg:y2="22.844cm">
            <text:p/>
          </draw:line>
          <draw:line draw:style-name="gr5" draw:text-style-name="P2" draw:layer="layout" svg:x1="9.255cm" svg:y1="22.844cm" svg:x2="11.033cm" svg:y2="23.352cm">
            <text:p/>
          </draw:line>
          <draw:line draw:style-name="gr5" draw:text-style-name="P2" draw:layer="layout" svg:x1="9.255cm" svg:y1="24.495cm" svg:x2="11.033cm" svg:y2="23.86cm">
            <text:p/>
          </draw:line>
          <draw:line draw:style-name="gr5" draw:text-style-name="P2" draw:layer="layout" svg:x1="9.255cm" svg:y1="22.336cm" svg:x2="11.033cm" svg:y2="24.495cm">
            <text:p/>
          </draw:line>
        </draw:g>
      </draw:page>
      <draw:page draw:name="page2" draw:style-name="dp1" draw:master-page-name="Default">
        <draw:g>
          <draw:frame draw:style-name="gr3" draw:text-style-name="P2" xml:id="id1" draw:id="id1" draw:layer="layout" svg:width="9.856cm" svg:height="5.821cm" svg:x="4.606cm" svg:y="4.577cm">
            <draw:image xlink:href="Pictures/2000012000002681000016BE3B21ED8C0BCD217E.svm" xlink:type="simple" xlink:show="embed" xlink:actuate="onLoad">
              <text:p/>
            </draw:image>
          </draw:frame>
          <draw:connector draw:style-name="gr2" draw:text-style-name="P2" draw:layer="layout" draw:type="curve" svg:x1="14.462cm" svg:y1="7.487cm" svg:x2="14.462cm" svg:y2="7.487cm" draw:start-shape="id1" draw:end-shape="id1" svg:d="M14462 7487z" svg:viewBox="0 0 1 1">
            <text:p/>
          </draw:connector>
          <draw:polyline draw:style-name="gr5" draw:text-style-name="P2" draw:layer="layout" svg:width="0.38cm" svg:height="5.056cm" draw:transform="skewX (0.0958185759344886) rotate (1.66678943565458) translate (6.29393319652339cm 5.44500001165941cm)" svg:viewBox="0 0 381 5057" draw:points="0,0 381,0 380,5057 34,5057">
            <text:p/>
          </draw:polyline>
          <draw:polyline draw:style-name="gr5" draw:text-style-name="P2" draw:layer="layout" svg:width="0.686cm" svg:height="4.317cm" draw:transform="rotate (1.5707963267949) translate (7.908cm 5.445cm)" svg:viewBox="0 0 687 4318" draw:points="0,0 687,0 687,4318 62,4318">
            <text:p/>
          </draw:polyline>
        </draw:g>
        <draw:g>
          <draw:frame draw:style-name="gr3" draw:text-style-name="P2" draw:layer="layout" svg:width="10.999cm" svg:height="5.214cm" svg:x="4.81cm" svg:y="17.249cm">
            <draw:image xlink:href="Pictures/200000A200002AF80000145F0C64C3D27520267C.svm" xlink:type="simple" xlink:show="embed" xlink:actuate="onLoad">
              <text:p/>
            </draw:image>
          </draw:frame>
          <draw:line draw:style-name="gr5" draw:text-style-name="P2" draw:layer="layout" svg:x1="9.332cm" svg:y1="19.535cm" svg:x2="11.237cm" svg:y2="19.027cm">
            <text:p/>
          </draw:line>
          <draw:line draw:style-name="gr5" draw:text-style-name="P2" draw:layer="layout" svg:x1="9.332cm" svg:y1="20.551cm" svg:x2="11.237cm" svg:y2="19.535cm">
            <text:p/>
          </draw:line>
        </draw:g>
      </draw:page>
      <draw:page draw:name="page3" draw:style-name="dp1" draw:master-page-name="Default">
        <draw:g>
          <draw:frame draw:style-name="gr6" draw:text-style-name="P3" draw:layer="layout" svg:width="8.714cm" svg:height="4.234cm" svg:x="4.048cm" svg:y="4.513cm">
            <draw:image xlink:href="Pictures/200001440000220B0000108B4758DD4781B215D4.svm" xlink:type="simple" xlink:show="embed" xlink:actuate="onLoad">
              <text:p/>
            </draw:image>
          </draw:frame>
          <draw:polyline draw:style-name="gr5" draw:text-style-name="P2" draw:layer="layout" svg:width="0.38cm" svg:height="6.095cm" draw:transform="rotate (1.5707963267949) translate (6.207cm 4.429cm)" svg:viewBox="0 0 381 6096" draw:points="42,0 381,0 381,6096 0,6096">
            <text:p/>
          </draw:polyline>
        </draw:g>
        <draw:g>
          <draw:frame draw:style-name="gr6" draw:text-style-name="P3" draw:layer="layout" svg:width="8.985cm" svg:height="5.292cm" svg:x="4.842cm" svg:y="11.71cm">
            <draw:image xlink:href="Pictures/200000FC0000231A000014ADEE329E8D9CBA33A1.svm" xlink:type="simple" xlink:show="embed" xlink:actuate="onLoad">
              <text:p/>
            </draw:image>
          </draw:frame>
          <draw:polyline draw:style-name="gr5" draw:text-style-name="P2" draw:layer="layout" svg:width="0.253cm" svg:height="5.206cm" draw:transform="rotate (1.5707963267949) translate (6.334cm 12.176cm)" svg:viewBox="0 0 254 5207" draw:points="51,0 254,0 254,5207 0,5207">
            <text:p/>
          </draw:polyline>
          <draw:polyline draw:style-name="gr5" draw:text-style-name="P2" draw:layer="layout" svg:width="0.534cm" svg:height="4.394cm" draw:transform="rotate (1.5707963267949) translate (8.135cm 12.276cm)" svg:viewBox="0 0 535 4395" draw:points="107,0 535,0 535,4395 0,4395">
            <text:p/>
          </draw:polyline>
        </draw:g>
      </draw:page>
      <draw:page draw:name="page4" draw:style-name="dp1" draw:master-page-name="Default">
        <draw:g>
          <draw:custom-shape draw:style-name="gr7" draw:text-style-name="P5" xml:id="id2" draw:id="id2" draw:layer="layout" svg:width="4.318cm" svg:height="2.413cm" svg:x="5.953cm" svg:y="4.683cm">
            <text:p text:style-name="P4"><text:span text:style-name="T2">Data</text:span></text:p>
            <text:p text:style-name="P4"><text:span text:style-name="T2">Impor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3" draw:id="id3" draw:layer="layout" svg:width="4.318cm" svg:height="2.413cm" svg:x="5.953cm" svg:y="8.747cm">
            <text:p text:style-name="P4"><text:span text:style-name="T2">Data</text:span></text:p>
            <text:p text:style-name="P4"><text:span text:style-name="T2">Manipul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6" draw:id="id6" draw:layer="layout" svg:width="4.318cm" svg:height="2.413cm" svg:x="10.19cm" svg:y="12.748cm">
            <text:p text:style-name="P4"><text:span text:style-name="T2">Data</text:span></text:p>
            <text:p text:style-name="P4"><text:span text:style-name="T2">Visualiz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4" draw:id="id4" draw:layer="layout" svg:width="4.318cm" svg:height="2.413cm" svg:x="2.024cm" svg:y="12.748cm">
            <text:p text:style-name="P4"><text:span text:style-name="T2">Data</text:span></text:p>
            <text:p text:style-name="P4"><text:span text:style-name="T2">Analysi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5" draw:id="id5" draw:layer="layout" svg:width="4.318cm" svg:height="2.413cm" svg:x="5.953cm" svg:y="17.002cm">
            <text:p text:style-name="P4"><text:span text:style-name="T2">Informatio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112cm" svg:y1="7.096cm" svg:x2="8.112cm" svg:y2="8.747cm" draw:start-shape="id2" draw:start-glue-point="2" draw:end-shape="id3" draw:end-glue-point="0" svg:d="M8112 7096v1651" svg:viewBox="0 0 1 1652">
            <text:p/>
          </draw:connector>
          <draw:connector draw:style-name="gr8" draw:text-style-name="P2" draw:layer="layout" draw:type="curve" svg:x1="5.953cm" svg:y1="9.953cm" svg:x2="4.183cm" svg:y2="12.748cm" draw:start-shape="id3" draw:start-glue-point="3" draw:end-shape="id4" draw:end-glue-point="0" svg:d="M5953 9953c-1180 0-1770 931-1770 2795" svg:viewBox="0 0 1771 2796">
            <text:p/>
          </draw:connector>
          <draw:connector draw:style-name="gr8" draw:text-style-name="P2" draw:layer="layout" draw:type="curve" svg:x1="4.183cm" svg:y1="15.161cm" svg:x2="5.953cm" svg:y2="18.208cm" draw:start-shape="id4" draw:start-glue-point="2" draw:end-shape="id5" draw:end-glue-point="3" svg:d="M4183 15161c0 2032 590 3047 1770 3047" svg:viewBox="0 0 1771 3048">
            <text:p/>
          </draw:connector>
          <draw:connector draw:style-name="gr8" draw:text-style-name="P2" draw:layer="layout" draw:type="curve" svg:x1="10.271cm" svg:y1="18.208cm" svg:x2="12.349cm" svg:y2="15.161cm" draw:start-shape="id5" draw:start-glue-point="1" draw:end-shape="id6" draw:end-glue-point="2" svg:d="M10271 18208c1386 0 2078-1015 2078-3047" svg:viewBox="0 0 2079 3048">
            <text:p/>
          </draw:connector>
          <draw:connector draw:style-name="gr8" draw:text-style-name="P2" draw:layer="layout" draw:type="curve" svg:x1="10.271cm" svg:y1="9.953cm" svg:x2="12.349cm" svg:y2="12.748cm" draw:start-shape="id3" draw:start-glue-point="1" draw:end-shape="id6" draw:end-glue-point="0" svg:d="M10271 9953c1386 0 2078 931 2078 2795" svg:viewBox="0 0 2079 279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3366" draw:marker-start-width="0.2cm" draw:marker-start-center="false" draw:marker-end-width="0.2cm" draw:marker-end-center="false" draw:fill="solid" draw:fill-color="#3465a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9999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2:53:19.304865581</meta:creation-date>
    <dc:date>2016-01-26T10:51:04.436371467</dc:date>
    <meta:editing-duration>PT47M42S</meta:editing-duration>
    <meta:editing-cycles>9</meta:editing-cycles>
    <meta:generator>LibreOffice/5.0.2.2$Linux_X86_64 LibreOffice_project/00m0$Build-2</meta:generator>
    <meta:document-statistic meta:object-count="45"/>
  </office:meta>
</office:document-meta>
</file>